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-complex="Courier New" fo:font-weight="bold" style:font-weight-asian="bold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style:font-name-complex="Courier New" fo:font-weight="bold" style:font-weight-asian="bold" fo:font-size="18pt" style:font-size-asian="18pt" style:font-size-complex="18pt"/>
    </style:style>
    <style:style style:name="P3" style:parent-style-name="Standard" style:family="paragraph">
      <style:text-properties style:font-name-complex="Courier New" fo:font-style="italic" style:font-style-asian="italic" fo:font-size="10pt" style:font-size-asian="10pt" style:font-size-complex="10pt"/>
    </style:style>
    <style:style style:name="P4" style:parent-style-name="Standard" style:family="paragraph">
      <style:text-properties style:font-name-complex="Courier New" fo:font-weight="bold" style:font-weight-asian="bold" fo:font-size="10pt" style:font-size-asian="10pt" style:font-size-complex="10pt"/>
    </style:style>
    <style:style style:name="P5" style:parent-style-name="Standard" style:family="paragraph">
      <style:text-properties style:font-name-complex="Courier New" fo:font-weight="bold" style:font-weight-asian="bold"/>
    </style:style>
    <style:style style:name="T6" style:parent-style-name="Absatz-Standardschriftart" style:family="text">
      <style:text-properties style:font-name-complex="Courier New" fo:font-style="italic" style:font-style-asian="italic"/>
    </style:style>
    <style:style style:name="T7" style:parent-style-name="Absatz-Standardschriftart" style:family="text">
      <style:text-properties style:font-name-complex="Courier New"/>
    </style:style>
    <style:style style:name="T8" style:parent-style-name="Absatz-Standardschriftart" style:family="text">
      <style:text-properties style:font-name-complex="Courier New" fo:font-style="italic" style:font-style-asian="italic"/>
    </style:style>
    <style:style style:name="T9" style:parent-style-name="Absatz-Standardschriftart" style:family="text">
      <style:text-properties style:font-name-complex="Courier New"/>
    </style:style>
    <style:style style:name="T10" style:parent-style-name="Absatz-Standardschriftart" style:family="text">
      <style:text-properties style:font-name-complex="Courier New" fo:font-style="italic" style:font-style-asian="italic"/>
    </style:style>
    <style:style style:name="T11" style:parent-style-name="Absatz-Standardschriftart" style:family="text">
      <style:text-properties style:font-name-complex="Courier New"/>
    </style:style>
    <style:style style:name="T12" style:parent-style-name="Absatz-Standardschriftart" style:family="text">
      <style:text-properties style:font-name-complex="Courier New"/>
    </style:style>
    <style:style style:name="T13" style:parent-style-name="Absatz-Standardschriftart" style:family="text">
      <style:text-properties style:font-name-complex="Courier New"/>
    </style:style>
    <style:style style:name="T14" style:parent-style-name="Absatz-Standardschriftart" style:family="text">
      <style:text-properties style:font-name-complex="Courier New"/>
    </style:style>
    <style:style style:name="T15" style:parent-style-name="Absatz-Standardschriftart" style:family="text">
      <style:text-properties style:font-name-complex="Courier New"/>
    </style:style>
    <style:style style:name="P16" style:parent-style-name="Standard" style:family="paragraph">
      <style:text-properties style:font-name-complex="Courier New"/>
    </style:style>
    <style:style style:name="P17" style:parent-style-name="Standard" style:family="paragraph">
      <style:text-properties style:font-name-complex="Courier New" fo:font-weight="bold" style:font-weight-asian="bold"/>
    </style:style>
    <style:style style:name="T18" style:parent-style-name="Absatz-Standardschriftart" style:family="text">
      <style:text-properties style:font-name-complex="Courier New" fo:font-style="italic" style:font-style-asian="italic"/>
    </style:style>
    <style:style style:name="T19" style:parent-style-name="Absatz-Standardschriftart" style:family="text">
      <style:text-properties style:font-name-complex="Courier New"/>
    </style:style>
    <style:style style:name="T20" style:parent-style-name="Absatz-Standardschriftart" style:family="text">
      <style:text-properties style:font-name-complex="Courier New"/>
    </style:style>
    <style:style style:name="T21" style:parent-style-name="Absatz-Standardschriftart" style:family="text">
      <style:text-properties style:font-name-complex="Courier New"/>
    </style:style>
    <style:style style:name="T22" style:parent-style-name="Absatz-Standardschriftart" style:family="text">
      <style:text-properties style:font-name-complex="Courier New"/>
    </style:style>
    <style:style style:name="T23" style:parent-style-name="Absatz-Standardschriftart" style:family="text">
      <style:text-properties style:font-name-complex="Courier New" fo:font-style="italic" style:font-style-asian="italic"/>
    </style:style>
    <style:style style:name="T24" style:parent-style-name="Absatz-Standardschriftart" style:family="text">
      <style:text-properties style:font-name-complex="Courier New"/>
    </style:style>
    <style:style style:name="T25" style:parent-style-name="Absatz-Standardschriftart" style:family="text">
      <style:text-properties style:font-name-complex="Courier New" fo:font-style="italic" style:font-style-asian="italic"/>
    </style:style>
    <style:style style:name="T26" style:parent-style-name="Absatz-Standardschriftart" style:family="text">
      <style:text-properties style:font-name-complex="Courier New"/>
    </style:style>
    <style:style style:name="T27" style:parent-style-name="Absatz-Standardschriftart" style:family="text">
      <style:text-properties style:font-name-complex="Courier New" fo:font-style="italic" style:font-style-asian="italic"/>
    </style:style>
    <style:style style:name="T28" style:parent-style-name="Absatz-Standardschriftart" style:family="text">
      <style:text-properties style:font-name-complex="Courier New"/>
    </style:style>
    <style:style style:name="T29" style:parent-style-name="Absatz-Standardschriftart" style:family="text">
      <style:text-properties style:font-name-complex="Courier New"/>
    </style:style>
    <style:style style:name="T30" style:parent-style-name="Absatz-Standardschriftart" style:family="text">
      <style:text-properties style:font-name-complex="Courier New"/>
    </style:style>
    <style:style style:name="T31" style:parent-style-name="Absatz-Standardschriftart" style:family="text">
      <style:text-properties style:font-name-complex="Courier New" fo:font-style="italic" style:font-style-asian="italic"/>
    </style:style>
    <style:style style:name="T32" style:parent-style-name="Absatz-Standardschriftart" style:family="text">
      <style:text-properties style:font-name-complex="Courier New"/>
    </style:style>
    <style:style style:name="T33" style:parent-style-name="Absatz-Standardschriftart" style:family="text">
      <style:text-properties style:font-name-complex="Courier New" fo:font-style="italic" style:font-style-asian="italic"/>
    </style:style>
    <style:style style:name="T34" style:parent-style-name="Absatz-Standardschriftart" style:family="text">
      <style:text-properties style:font-name-complex="Courier New"/>
    </style:style>
    <style:style style:name="T35" style:parent-style-name="Absatz-Standardschriftart" style:family="text">
      <style:text-properties style:font-name-complex="Courier New" fo:font-style="italic" style:font-style-asian="italic"/>
    </style:style>
    <style:style style:name="T36" style:parent-style-name="Absatz-Standardschriftart" style:family="text">
      <style:text-properties style:font-name-complex="Courier New"/>
    </style:style>
    <style:style style:name="T37" style:parent-style-name="Absatz-Standardschriftart" style:family="text">
      <style:text-properties style:font-name-complex="Courier New" fo:font-style="italic" style:font-style-asian="italic"/>
    </style:style>
    <style:style style:name="T38" style:parent-style-name="Absatz-Standardschriftart" style:family="text">
      <style:text-properties style:font-name-complex="Courier New"/>
    </style:style>
    <style:style style:name="T39" style:parent-style-name="Absatz-Standardschriftart" style:family="text">
      <style:text-properties style:font-name-complex="Courier New"/>
    </style:style>
    <style:style style:name="T40" style:parent-style-name="Absatz-Standardschriftart" style:family="text">
      <style:text-properties style:font-name="Wingdings" style:font-name-asian="Wingdings" style:font-name-complex="Wingdings"/>
    </style:style>
    <style:style style:name="T41" style:parent-style-name="Absatz-Standardschriftart" style:family="text">
      <style:text-properties style:font-name-complex="Courier New"/>
    </style:style>
    <style:style style:name="P42" style:parent-style-name="Standard" style:family="paragraph">
      <style:text-properties style:font-name-complex="Courier New"/>
    </style:style>
    <style:style style:name="P43" style:parent-style-name="Standard" style:family="paragraph">
      <style:text-properties style:font-name-complex="Courier New" fo:font-weight="bold" style:font-weight-asian="bold"/>
    </style:style>
    <style:style style:name="T44" style:parent-style-name="Absatz-Standardschriftart" style:family="text">
      <style:text-properties style:font-name-complex="Courier New" fo:font-style="italic" style:font-style-asian="italic"/>
    </style:style>
    <style:style style:name="T45" style:parent-style-name="Absatz-Standardschriftart" style:family="text">
      <style:text-properties style:font-name-complex="Courier New"/>
    </style:style>
    <style:style style:name="T46" style:parent-style-name="Absatz-Standardschriftart" style:family="text">
      <style:text-properties style:font-name-complex="Courier New" fo:font-style="italic" style:font-style-asian="italic"/>
    </style:style>
    <style:style style:name="T47" style:parent-style-name="Absatz-Standardschriftart" style:family="text">
      <style:text-properties style:font-name-complex="Courier New"/>
    </style:style>
    <style:style style:name="T48" style:parent-style-name="Absatz-Standardschriftart" style:family="text">
      <style:text-properties style:font-name-complex="Courier New"/>
    </style:style>
    <style:style style:name="T49" style:parent-style-name="Absatz-Standardschriftart" style:family="text">
      <style:text-properties style:font-name-complex="Courier New" fo:font-style="italic" style:font-style-asian="italic"/>
    </style:style>
    <style:style style:name="T50" style:parent-style-name="Absatz-Standardschriftart" style:family="text">
      <style:text-properties style:font-name-complex="Courier New"/>
    </style:style>
    <style:style style:name="T51" style:parent-style-name="Absatz-Standardschriftart" style:family="text">
      <style:text-properties style:font-name-complex="Courier New" fo:font-style="italic" style:font-style-asian="italic"/>
    </style:style>
    <style:style style:name="T52" style:parent-style-name="Absatz-Standardschriftart" style:family="text">
      <style:text-properties style:font-name-complex="Courier New"/>
    </style:style>
    <style:style style:name="T53" style:parent-style-name="Absatz-Standardschriftart" style:family="text">
      <style:text-properties fo:font-style="italic" style:font-style-asian="italic"/>
    </style:style>
    <style:style style:name="P54" style:parent-style-name="Standard" style:family="paragraph">
      <style:text-properties fo:font-weight="bold" style:font-weight-asian="bold"/>
    </style:style>
    <style:style style:name="T55" style:parent-style-name="Absatz-Standardschriftart" style:family="text">
      <style:text-properties fo:font-style="italic" style:font-style-asian="italic"/>
    </style:style>
    <style:style style:name="T56" style:parent-style-name="Absatz-Standardschriftart" style:family="text">
      <style:text-properties fo:font-style="italic" style:font-style-asian="italic"/>
    </style:style>
    <style:style style:name="T57" style:parent-style-name="Absatz-Standardschriftart" style:family="text">
      <style:text-properties fo:font-style="italic" style:font-style-asian="italic"/>
    </style:style>
    <style:style style:name="T58" style:parent-style-name="Absatz-Standardschriftart" style:family="text">
      <style:text-properties fo:font-style="italic" style:font-style-asian="italic"/>
    </style:style>
    <style:style style:name="T59" style:parent-style-name="Absatz-Standardschriftart" style:family="text">
      <style:text-properties fo:font-style="italic" style:font-style-asian="italic"/>
    </style:style>
    <style:style style:name="T60" style:parent-style-name="Absatz-Standardschriftart" style:family="text">
      <style:text-properties fo:font-style="italic" style:font-style-asian="italic"/>
    </style:style>
    <style:style style:name="T61" style:parent-style-name="Absatz-Standardschriftart" style:family="text">
      <style:text-properties fo:font-weight="bold" style:font-weight-asian="bold"/>
    </style:style>
    <style:style style:name="P62" style:parent-style-name="Standard" style:family="paragraph">
      <style:text-properties fo:font-weight="bold" style:font-weight-asian="bold"/>
    </style:style>
    <style:style style:name="T63" style:parent-style-name="Absatz-Standardschriftart" style:family="text">
      <style:text-properties style:font-name-complex="Courier New" fo:font-style="italic" style:font-style-asian="italic"/>
    </style:style>
    <style:style style:name="T64" style:parent-style-name="Absatz-Standardschriftart" style:family="text">
      <style:text-properties style:font-name-complex="Courier New"/>
    </style:style>
    <style:style style:name="T65" style:parent-style-name="Absatz-Standardschriftart" style:family="text">
      <style:text-properties style:font-name-complex="Courier New" fo:font-style="italic" style:font-style-asian="italic"/>
    </style:style>
    <style:style style:name="T66" style:parent-style-name="Absatz-Standardschriftart" style:family="text">
      <style:text-properties style:font-name-complex="Courier New"/>
    </style:style>
    <style:style style:name="T67" style:parent-style-name="Absatz-Standardschriftart" style:family="text">
      <style:text-properties style:font-name-complex="Courier New" fo:font-style="italic" style:font-style-asian="italic"/>
    </style:style>
    <style:style style:name="T68" style:parent-style-name="Absatz-Standardschriftart" style:family="text">
      <style:text-properties style:font-name-complex="Courier New"/>
    </style:style>
    <style:style style:name="T69" style:parent-style-name="Absatz-Standardschriftart" style:family="text">
      <style:text-properties style:font-name-complex="Courier New"/>
    </style:style>
    <style:style style:name="T70" style:parent-style-name="Absatz-Standardschriftart" style:family="text">
      <style:text-properties style:font-name-complex="Courier New" fo:font-style="italic" style:font-style-asian="italic"/>
    </style:style>
    <style:style style:name="T71" style:parent-style-name="Absatz-Standardschriftart" style:family="text">
      <style:text-properties style:font-name-complex="Courier New"/>
    </style:style>
    <style:style style:name="P72" style:parent-style-name="Standard" style:family="paragraph">
      <style:text-properties style:font-name-complex="Courier New"/>
    </style:style>
    <style:style style:name="T73" style:parent-style-name="Absatz-Standardschriftart" style:family="text">
      <style:text-properties style:font-name-complex="Courier New" fo:font-weight="bold" style:font-weight-asian="bold" fo:text-transform="uppercase"/>
    </style:style>
    <style:style style:name="T74" style:parent-style-name="Absatz-Standardschriftart" style:family="text">
      <style:text-properties style:font-name-complex="Courier New" fo:font-weight="bold" style:font-weight-asian="bold"/>
    </style:style>
    <style:style style:name="T75" style:parent-style-name="Absatz-Standardschriftart" style:family="text">
      <style:text-properties style:font-name-complex="Courier New" fo:font-style="italic" style:font-style-asian="italic"/>
    </style:style>
    <style:style style:name="T76" style:parent-style-name="Absatz-Standardschriftart" style:family="text">
      <style:text-properties style:font-name-complex="Courier New"/>
    </style:style>
    <style:style style:name="T77" style:parent-style-name="Absatz-Standardschriftart" style:family="text">
      <style:text-properties style:font-name-complex="Courier New" fo:font-style="italic" style:font-style-asian="italic"/>
    </style:style>
    <style:style style:name="T78" style:parent-style-name="Absatz-Standardschriftart" style:family="text">
      <style:text-properties style:font-name-complex="Courier New"/>
    </style:style>
    <style:style style:name="T79" style:parent-style-name="Absatz-Standardschriftart" style:family="text">
      <style:text-properties style:font-name-complex="Courier New"/>
    </style:style>
    <style:style style:name="T80" style:parent-style-name="Absatz-Standardschriftart" style:family="text">
      <style:text-properties style:font-name-complex="Courier New" fo:font-style="italic" style:font-style-asian="italic"/>
    </style:style>
    <style:style style:name="T81" style:parent-style-name="Absatz-Standardschriftart" style:family="text">
      <style:text-properties style:font-name-complex="Courier New"/>
    </style:style>
  </office:automatic-styles>
  <office:body>
    <office:text text:use-soft-page-breaks="true">
      <text:p text:style-name="P1">Zeitplanmanagement</text:p>
      <text:p text:style-name="P2"/>
      <text:p text:style-name="P3">Die angegebenen Daten sind Richtwerte, bis zu denen die einzelnen Aufgeben spätestens erledigt sein sollen.<text:s/></text:p>
      <text:p text:style-name="P4"/>
      <text:p text:style-name="P5">3.Semesterwoche (4.April 2016 – 10.April 2016)<text:s/></text:p>
      <text:p text:style-name="Standard"><text:span text:style-name="T6">Dienstag, 5.April 2016:</text:span><text:span text:style-name="T7"><text:s/>Erste Version aller Use Cases im Fully-dressed Format</text:span></text:p>
      <text:p text:style-name="Standard"><text:span text:style-name="T8">Freitag, 8.April 2016:</text:span><text:span text:style-name="T9"><text:s/>Domainmodell abgeschossen, Use Cases überarbeitet und abgeschlossen</text:span></text:p>
      <text:p text:style-name="Standard"><text:span text:style-name="T10">Samstag, 9.April 2016:<text:s/></text:span><text:span text:style-name="T11">Anforderungsspezifikation zur Hälfte ausgearbeitet, Übersicht üb</text:span><text:span text:style-name="T12">er die<text:s/></text:span><text:span text:style-name="T13"><text:tab/></text:span><text:span text:style-name="T14"><text:tab/>wichtigsten Systemoperationen der Kassenfunktion und der Terminplanung, erste Version<text:s/></text:span><text:span text:style-name="T15"><text:tab/>des Requirement Management Plans und des Test Plans</text:span></text:p>
      <text:p text:style-name="P16"/>
      <text:p text:style-name="P17">4.Semesterwoche (11.April 2016 – 17.April 2016)</text:p>
      <text:p text:style-name="Standard"><text:span text:style-name="T18">Montag, 11.April 2016:<text:s/></text:span><text:span text:style-name="T19">Erste Version von Systemsequenzdiag</text:span><text:span text:style-name="T20">rammen, Erste Version der<text:s/></text:span><text:span text:style-name="T21"><text:tab/>Beschreibung des Domainmodells abgeschlossen (alle Klassen und wichtige Attribute<text:s/></text:span><text:span text:style-name="T22"><text:tab/>benannt)</text:span></text:p>
      <text:p text:style-name="Standard"><text:span text:style-name="T23">Dienstag, 12.April 2016:<text:s/></text:span><text:span text:style-name="T24">Contracts zu den bestehenden SSDs<text:s/></text:span></text:p>
      <text:p text:style-name="Standard"><text:span text:style-name="T25">Mittwoch, 13.April 2016:<text:s/></text:span><text:span text:style-name="T26">Überarbeitung der</text:span><text:span text:style-name="T27"><text:s/></text:span><text:span text:style-name="T28">Domainbeschreibung (alle Klassen v</text:span><text:span text:style-name="T29">ollständig<text:s/></text:span><text:span text:style-name="T30"><text:tab/>beschrieben)</text:span></text:p>
      <text:p text:style-name="Standard"><text:span text:style-name="T31">Donnerstag, 14.April 2016:<text:s/></text:span><text:span text:style-name="T32">Anforderungsspezifikation abgeschlossen</text:span></text:p>
      <text:p text:style-name="Standard"><text:span text:style-name="T33">Freitag, 15.April 2016:<text:s/></text:span><text:span text:style-name="T34">Klassenspezifikation vollständig abgeschlossen</text:span></text:p>
      <text:p text:style-name="Standard"><text:span text:style-name="T35">Samstag, 16.April 2016:<text:s/></text:span><text:span text:style-name="T36">Domainanalyse abgeschlossen</text:span></text:p>
      <text:p text:style-name="Standard"><text:span text:style-name="T37">Sonntag, 17.April 2016:<text:s/></text:span><text:span text:style-name="T38">lauffähiges Progr</text:span><text:span text:style-name="T39">amm im Bereich Kassenfunktion<text:s/></text:span><text:span text:style-name="T40"></text:span><text:span text:style-name="T41"><text:s/>korrekte Kostenermittlung einzelner, individueller Einkäufe</text:span></text:p>
      <text:p text:style-name="P42"/>
      <text:p text:style-name="P43">5.Semesterwoche (18.April 2016 – 24.April 2016)</text:p>
      <text:p text:style-name="Standard"><text:span text:style-name="T44">Montag, 18. April 2016:<text:s/></text:span><text:span text:style-name="T45">Kundenverwaltung erste Version</text:span></text:p>
      <text:p text:style-name="Standard"><text:span text:style-name="T46">Mittwoch, 20. April 2016:<text:s/></text:span><text:span text:style-name="T47">Mitarbeiterverwaltung erste<text:s/></text:span><text:span text:style-name="T48">Version</text:span></text:p>
      <text:p text:style-name="Standard"><text:span text:style-name="T49">Donnerstag 21 .April 2016:</text:span><text:span text:style-name="T50"><text:s/>Schreiben des Tests für die Kassenfunktion abgeschlossen, Terminplan erste Version (mit Eingabemaske und Kalenderfunktion)</text:span></text:p>
      <text:p text:style-name="Standard"><text:span text:style-name="T51">Freitag, 22. April 2016:</text:span><text:span text:style-name="T52"><text:s/>Testen der Kassenfunktion abgeschlossen</text:span></text:p>
      <text:p text:style-name="Standard"><text:span text:style-name="T53">Samstag, 23 .April 2016</text:span>:<text:s/>Funktionalitätstests der bisherigen Kassenfunktion abgeschlossen</text:p>
      <text:p text:style-name="Standard"/>
      <text:p text:style-name="P54">6. Semesterwoche (25.April 2016 – 01.Mai 2016)</text:p>
      <text:p text:style-name="Standard"><text:span text:style-name="T55">Montag, 25 .April 2016:<text:s/></text:span>Login mit Kassenfunktion und Kundenverwaltung verbunden</text:p>
      <text:p text:style-name="Standard"><text:span text:style-name="T56">Dienstag. 26 .April 2016:<text:s/></text:span>Adminaccount anlegen abgeschlossen</text:p>
      <text:p text:style-name="Standard"><text:span text:style-name="T57">Mi</text:span><text:span text:style-name="T58">ttwoch, 27. April 2016:</text:span><text:s/>Login Tests geschrieben, Terminplanung mit Kundenverwaltung verknüpft, Terminplan-Tests geschrieben</text:p>
      <text:p text:style-name="Standard"><text:span text:style-name="T59">Freitag, 29. April 2016:<text:s/></text:span>Login Tests durchgeführt, Terminplan-Tests durchgeführt</text:p>
      <text:p text:style-name="Standard"><text:span text:style-name="T60">Samstag, 30. April 2016:</text:span><text:span text:style-name="T61"><text:s/></text:span>Mitarbeiterverwaltung eingebunden</text:p>
      <text:p text:style-name="Standard"/>
      <text:p text:style-name="P62">7. Semesterwoche (02.Mai 2016 - 08.Mai 2016)</text:p>
      <text:p text:style-name="Standard"><text:span text:style-name="T63">Montag, 02.Mai 2016:</text:span><text:span text:style-name="T64"><text:s/>User Acceptance Test mit bisheriger Software</text:span></text:p>
      <text:p text:style-name="Standard"><text:span text:style-name="T65">Dienstag, 03.Mai 2016:<text:s/></text:span><text:span text:style-name="T66">Adminaccount in die Software eingebunden</text:span></text:p>
      <text:p text:style-name="Standard"><text:span text:style-name="T67">Donnerstag, 05.Mai 2016:<text:s/></text:span><text:span text:style-name="T68">Dienstleistungsänderung in die Software eingebu</text:span><text:span text:style-name="T69">nden</text:span></text:p>
      <text:p text:style-name="Standard"><text:span text:style-name="T70">Samstag, 07.Mai 2016:<text:s/></text:span><text:span text:style-name="T71">Tests mit bisheriger Software abgeschlossen, lauffähiges Programm</text:span></text:p>
      <text:p text:style-name="P72"/>
      <text:p text:style-name="Standard"><text:span text:style-name="T73">8. s</text:span><text:span text:style-name="T74">emesterwoche (09.Mai 2016 – 15.Mai 2016)</text:span></text:p>
      <text:p text:style-name="Standard"><text:span text:style-name="T75">Dienstag, 10.Mai 2016:<text:s/></text:span><text:span text:style-name="T76">Schichtplan erste Version abgeschlossen</text:span></text:p>
      <text:p text:style-name="Standard"><text:span text:style-name="T77">Donnerstag, 12.Mai 2016:</text:span><text:span text:style-name="T78"><text:s/>Schichtplan in die Software e</text:span><text:span text:style-name="T79">ingebunden</text:span></text:p>
      <text:p text:style-name="Standard"><text:span text:style-name="T80">Samstag, 14.Mai 2016:</text:span><text:span text:style-name="T81"><text:s/>User Acceptance Test mit bisheriger Softwar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Irmi</meta:initial-creator>
    <dc:creator>Viola</dc:creator>
    <meta:creation-date>2016-04-07T14:27:00Z</meta:creation-date>
    <dc:date>2016-04-17T08:24:00Z</dc:date>
    <meta:template xlink:href="Normal" xlink:type="simple"/>
    <meta:editing-cycles>10</meta:editing-cycles>
    <meta:editing-duration>PT0S</meta:editing-duration>
    <meta:document-statistic meta:page-count="1" meta:paragraph-count="5" meta:word-count="383" meta:character-count="2796" meta:row-count="20" meta:non-whitespace-character-count="2418"/>
  </office:meta>
</office:document-meta>
</file>